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ddbc" officeooo:paragraph-rsid="0016ddbc"/>
    </style:style>
    <style:style style:name="P2" style:family="paragraph" style:parent-style-name="Standard">
      <style:text-properties fo:font-style="normal" officeooo:rsid="0016ddbc" officeooo:paragraph-rsid="0016ddbc" style:font-style-asian="normal" style:font-style-complex="normal"/>
    </style:style>
    <style:style style:name="P3" style:family="paragraph" style:parent-style-name="Standard">
      <style:text-properties fo:font-style="normal" officeooo:rsid="0017532f" officeooo:paragraph-rsid="0017532f" style:font-style-asian="normal" style:font-style-complex="normal"/>
    </style:style>
    <style:style style:name="P4" style:family="paragraph" style:parent-style-name="Standard">
      <style:text-properties fo:font-style="normal" officeooo:rsid="0018076b" officeooo:paragraph-rsid="0018076b" style:font-style-asian="normal" style:font-style-complex="normal"/>
    </style:style>
    <style:style style:name="P5" style:family="paragraph" style:parent-style-name="Standard">
      <style:text-properties fo:font-style="normal" officeooo:rsid="0018076b" officeooo:paragraph-rsid="0018558d" style:font-style-asian="normal" style:font-style-complex="normal"/>
    </style:style>
    <style:style style:name="P6" style:family="paragraph" style:parent-style-name="Standard">
      <style:text-properties officeooo:rsid="001508ae" officeooo:paragraph-rsid="001508ae"/>
    </style:style>
    <style:style style:name="P7" style:family="paragraph" style:parent-style-name="Standard">
      <style:text-properties fo:font-style="normal" officeooo:rsid="0016ddbc" officeooo:paragraph-rsid="0016ddbc" style:font-style-asian="normal" style:font-style-complex="normal"/>
    </style:style>
    <style:style style:name="P8" style:family="paragraph" style:parent-style-name="Standard">
      <style:text-properties fo:font-style="normal" officeooo:rsid="0018558d" officeooo:paragraph-rsid="0018558d" style:font-style-asian="normal" style:font-style-complex="normal"/>
    </style:style>
    <style:style style:name="P9" style:family="paragraph" style:parent-style-name="Standard">
      <style:text-properties fo:font-style="normal" officeooo:rsid="00198be8" officeooo:paragraph-rsid="00198be8" style:font-style-asian="normal" style:font-style-complex="normal"/>
    </style:style>
    <style:style style:name="P10" style:family="paragraph" style:parent-style-name="Standard">
      <style:text-properties fo:font-style="normal" officeooo:rsid="001a19f3" officeooo:paragraph-rsid="001a19f3" style:font-style-asian="normal" style:font-style-complex="normal"/>
    </style:style>
    <style:style style:name="P11" style:family="paragraph" style:parent-style-name="Standard">
      <style:text-properties fo:font-style="normal" officeooo:rsid="001b3454" officeooo:paragraph-rsid="001b3454" style:font-style-asian="normal" style:font-style-complex="normal"/>
    </style:style>
    <style:style style:name="P12" style:family="paragraph" style:parent-style-name="Standard">
      <style:text-properties fo:font-style="normal" officeooo:rsid="001b3454" officeooo:paragraph-rsid="001ce20d" style:font-style-asian="normal" style:font-style-complex="normal"/>
    </style:style>
    <style:style style:name="P13" style:family="paragraph" style:parent-style-name="Standard">
      <style:text-properties fo:font-style="normal" officeooo:rsid="001ce20d" officeooo:paragraph-rsid="001ce20d" style:font-style-asian="normal" style:font-style-complex="normal"/>
    </style:style>
    <style:style style:name="P14" style:family="paragraph" style:parent-style-name="Standard">
      <style:text-properties fo:font-style="normal" officeooo:rsid="001e3ff1" officeooo:paragraph-rsid="001e3ff1" style:font-style-asian="normal" style:font-style-complex="normal"/>
    </style:style>
    <style:style style:name="P15" style:family="paragraph" style:parent-style-name="Standard">
      <style:text-properties fo:font-style="normal" officeooo:rsid="001f955b" officeooo:paragraph-rsid="001f955b" style:font-style-asian="normal" style:font-style-complex="normal"/>
    </style:style>
    <style:style style:name="P16" style:family="paragraph" style:parent-style-name="Standard">
      <style:text-properties fo:font-style="normal" officeooo:rsid="001fd741" officeooo:paragraph-rsid="001fd741" style:font-style-asian="normal" style:font-style-complex="normal"/>
    </style:style>
    <style:style style:name="P17" style:family="paragraph" style:parent-style-name="Standard">
      <style:text-properties fo:font-style="normal" officeooo:rsid="0020f217" officeooo:paragraph-rsid="0020f217" style:font-style-asian="normal" style:font-style-complex="normal"/>
    </style:style>
    <style:style style:name="T1" style:family="text">
      <style:text-properties officeooo:rsid="0013b90a"/>
    </style:style>
    <style:style style:name="T2" style:family="text">
      <style:text-properties fo:font-style="normal" style:font-style-asian="normal" style:font-style-complex="normal"/>
    </style:style>
    <style:style style:name="T3" style:family="text">
      <style:text-properties officeooo:rsid="00173818"/>
    </style:style>
    <style:style style:name="T4" style:family="text">
      <style:text-properties officeooo:rsid="0018558d"/>
    </style:style>
    <style:style style:name="T5" style:family="text">
      <style:text-properties officeooo:rsid="001ce2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0/08/19</text:p>
      <text:p text:style-name="Standard"><text:a xlink:type="simple" xlink:href="https://themeisle.com/blog/install-xampp-and-wordpress-locally/" text:style-name="Internet_20_link" text:visited-style-name="Visited_20_Internet_20_Link"/></text:p>
      <text:p text:style-name="Standard"><text:a xlink:type="simple" xlink:href="https://themeisle.com/blog/install-xampp-and-wordpress-locally/" text:style-name="Internet_20_link" text:visited-style-name="Visited_20_Internet_20_Link">https://themeisle.com/blog/install-xampp-and-wordpress-locally/</text:a> <text:span text:style-name="T1">for setting xampp with wordpress locally.</text:span></text:p>
      <text:p text:style-name="Standard"/>
      <text:p text:style-name="P1">Download xampp. Then go through installer. After it is installed, activate Apache Web Server and SQL Server.</text:p>
      <text:p text:style-name="P1">You can now launch the XAMPP GUI using the command:</text:p>
      <text:p text:style-name="P1"/>
      <text:p text:style-name="P1">sudo /opt/lampp/manager-linux-x64.run</text:p>
      <text:p text:style-name="P1"/>
      <text:p text:style-name="P1">As your xampp installation is by default located at <text:span text:style-name="T2">/opt/lampp.</text:span></text:p>
      <text:p text:style-name="P2"/>
      <text:p text:style-name="P2">Then, go install wordpress on wordpress.org.</text:p>
      <text:p text:style-name="P2">Once you have the zip package, go to /opt/lampp/htdocs and create a new folder using:</text:p>
      <text:p text:style-name="P2"/>
      <text:p text:style-name="P2">sudo mkdir &lt;wordpressWebsiteName&gt;</text:p>
      <text:p text:style-name="P2"/>
      <text:p text:style-name="P2">Then unpack your wordpress zip file. <text:span text:style-name="T3">Make sure that you remove the folders until you immediately see the wp-admin folder from your project’s folder.</text:span> Put the unzipped package into the /opt/lampp/htdocs/&lt;wordpressWebsiteName&gt; folder using:</text:p>
      <text:p text:style-name="P2"/>
      <text:p text:style-name="P2"/>
      <text:p text:style-name="P2">sudo mv ~/Downloads/wordpress-<text:span text:style-name="T3">&lt;version&gt;</text:span>/wordpress/* /opt/lampp/htdocs/<text:span text:style-name="T3">&lt;</text:span>wordpressWebsite<text:span text:style-name="T3">Name&gt;</text:span>/</text:p>
      <text:p text:style-name="P2"/>
      <text:p text:style-name="P2"/>
      <text:p text:style-name="P3">If your xampp services for Apache Web Server and SQL Server are still activated, go on Firefox and type “localhost”.</text:p>
      <text:p text:style-name="P3">Then click on “phpmyadmin” on the top bar.</text:p>
      <text:p text:style-name="P3">Create a new database by clicking on “Databases” then enter any name for your database and click “Create”.</text:p>
      <text:p text:style-name="P3"/>
      <text:p text:style-name="P3">Then access your website using localhost/&lt;wordpressWebsiteName&gt;</text:p>
      <text:p text:style-name="P3"/>
      <text:p text:style-name="P3">Now in this wizard, you will have to put the name of the database wordpress will be using, which is the database you have created in the previous step. Then, put a username/password for the admin. I chose username: root, password: &lt;no_password&gt;</text:p>
      <text:p text:style-name="P3">For some reason, when I put the password “password”, it told me it could not establish the connection with my database…</text:p>
      <text:p text:style-name="P3"/>
      <text:p text:style-name="P3">The rest of the fields leave them as is.</text:p>
      <text:p text:style-name="P3"/>
      <text:p text:style-name="P4">Then, you will have to create a new file called “wp-config.php” and put some code in it.</text:p>
      <text:p text:style-name="P4"/>
      <text:p text:style-name="P4">sudo nano wp-config.php</text:p>
      <text:p text:style-name="P4"/>
      <text:p text:style-name="P8">Now admin credentials are:</text:p>
      <text:p text:style-name="P8">Username: root</text:p>
      <text:p text:style-name="P5"><text:soft-page-break/><text:span text:style-name="T4">Password: xQtFcSHMSTsJHB$QOl</text:span> </text:p>
      <text:p text:style-name="P3"/>
      <text:p text:style-name="P3"/>
      <text:p text:style-name="P9">2/9/19</text:p>
      <text:p text:style-name="P9"/>
      <text:p text:style-name="P9">Permalinks: Type of URLs that you want to be set. Do you want your links to have the date the post was made along with the name of the post? Only the name of the post?</text:p>
      <text:p text:style-name="P2"/>
      <text:p text:style-name="P10">Dashboard → Settings → Permalinks</text:p>
      <text:p text:style-name="P10"/>
      <text:p text:style-name="P10">To change the theme:</text:p>
      <text:p text:style-name="P10">Dashboard → Appearance → Themes</text:p>
      <text:p text:style-name="P10"/>
      <text:p text:style-name="P10"/>
      <text:p text:style-name="P11">So for some reason Wordpress would not allow me to add themes and plugins. It would require me to authenticate via FTP to allow it to work. A solution has been brought up here:</text:p>
      <text:p text:style-name="P11"><text:a xlink:type="simple" xlink:href="https://letslearnnow.net/wordpress-asking-for-ftp-credentials-on-localhost-solved/" text:style-name="Internet_20_link" text:visited-style-name="Visited_20_Internet_20_Link">https://letslearnnow.net/wordpress-asking-for-ftp-credentials-on-localhost-solved/</text:a></text:p>
      <text:p text:style-name="P11"/>
      <text:p text:style-name="P11">config.php file is actually wp-config.php, and that is the file I created as I was doing the wizard for wordpress.</text:p>
      <text:p text:style-name="P12">I tried to add :</text:p>
      <text:p text:style-name="P12"/>
      <text:p text:style-name="P12">define(‘FS_METHOD’, ‘direct’);</text:p>
      <text:p text:style-name="P12"/>
      <text:p text:style-name="P12">to the wp-config.php file. There was a change, but it gave me the other error “Installation failed. Could not create directory.”. <text:span text:style-name="T5">Then, I did this command to change the permissions on all the files that were related to my website by doing this command:</text:span></text:p>
      <text:p text:style-name="P12"/>
      <text:p text:style-name="P13">sudo chmod -R 777 /opt/lampp/htdocs</text:p>
      <text:p text:style-name="P11"/>
      <text:p text:style-name="P13">Then, the installation of my new theme worked totally fine :)</text:p>
      <text:p text:style-name="P13"/>
      <text:p text:style-name="P13"/>
      <text:p text:style-name="P14">Go to your website and click on ‘Customize’ to change the visual aspects of the website (more colors and esthetics).</text:p>
      <text:p text:style-name="P11"/>
      <text:p text:style-name="P14">To add some table containing your different pages of your website, you have to go into:</text:p>
      <text:p text:style-name="P14">‘Customize’ → Menus → Create New Menu </text:p>
      <text:p text:style-name="P14">And give it the name Main.</text:p>
      <text:p text:style-name="P14"/>
      <text:p text:style-name="P14"/>
      <text:p text:style-name="P15">How to create custom template in Wordpress? Could speed up my process of making a website.</text:p>
      <text:p text:style-name="P15"/>
      <text:p text:style-name="P16"/>
      <text:p text:style-name="P16"/>
      <text:p text:style-name="P16">In the tutorial I was following on <text:a xlink:type="simple" xlink:href="https://www.youtube.com/watch?v=2cbvZf1jIJM" text:style-name="Internet_20_link" text:visited-style-name="Visited_20_Internet_20_Link">https://www.youtube.com/watch?v=2cbvZf1jIJM</text:a> , I used oceanwp as a theme and I used elementor to be able to build the site pretty simply. </text:p>
      <text:p text:style-name="P16"/>
      <text:p text:style-name="P17"><text:soft-page-break/>When modifying the margin, make sure the different values of px are not linked by clicking on the link button on the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7:20:30.628333353</meta:creation-date>
    <dc:date>2019-09-02T16:09:58.993514788</dc:date>
    <meta:editing-duration>PT2H19M52S</meta:editing-duration>
    <meta:editing-cycles>13</meta:editing-cycles>
    <meta:generator>LibreOffice/6.0.7.3$Linux_X86_64 LibreOffice_project/00m0$Build-3</meta:generator>
    <meta:document-statistic meta:table-count="0" meta:image-count="0" meta:object-count="0" meta:page-count="3" meta:paragraph-count="43" meta:word-count="549" meta:character-count="3449" meta:non-whitespace-character-count="2940"/>
  </office:meta>
</office:document-meta>
</file>